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automatic-styles>
    <style:style style:name="P1" style:family="paragraph" style:parent-style-name="Normal">
      <style:text-properties fo:font-size="16pt" officeooo:paragraph-rsid="0022f2d9" style:font-size-asian="16pt" style:font-size-complex="16pt"/>
    </style:style>
    <style:style style:name="P2" style:family="paragraph" style:parent-style-name="Normal">
      <style:text-properties officeooo:paragraph-rsid="0022f2d9"/>
    </style:style>
    <style:style style:name="P3" style:family="paragraph" style:parent-style-name="Normal">
      <style:text-properties style:font-name="Scheherazade" fo:font-size="16pt" officeooo:paragraph-rsid="0022f2d9" style:font-size-asian="16pt" style:font-size-complex="16pt"/>
    </style:style>
    <style:style style:name="P4" style:family="paragraph" style:parent-style-name="Heading_20_1" style:master-page-name="MP0">
      <style:paragraph-properties style:page-number="auto" fo:break-before="page"/>
    </style:style>
    <style:style style:name="P5" style:family="paragraph" style:parent-style-name="Heading_20_2">
      <style:text-properties officeooo:paragraph-rsid="0022f2d9"/>
    </style:style>
    <style:style style:name="P6" style:family="paragraph" style:parent-style-name="Heading_20_2">
      <style:text-properties officeooo:paragraph-rsid="0024f0b5"/>
    </style:style>
    <style:style style:name="P7" style:family="paragraph" style:parent-style-name="Heading_20_2">
      <style:text-properties fo:font-size="16pt" fo:font-weight="bold" style:font-size-asian="16pt" style:font-weight-asian="bold" style:font-size-complex="16pt"/>
    </style:style>
    <style:style style:name="P8" style:family="paragraph" style:parent-style-name="Heading_20_2">
      <style:text-properties officeooo:rsid="002774a2" officeooo:paragraph-rsid="002774a2"/>
    </style:style>
    <style:style style:name="P9" style:family="paragraph" style:parent-style-name="Heading_20_3">
      <style:paragraph-properties fo:text-align="start" style:justify-single-word="false" style:writing-mode="lr-tb"/>
    </style:style>
    <style:style style:name="P10" style:family="paragraph" style:parent-style-name="Normal">
      <style:text-properties fo:font-weight="bold" style:font-weight-asian="bold" style:font-weight-complex="bold"/>
    </style:style>
    <style:style style:name="P11" style:family="paragraph" style:parent-style-name="NormalRTL">
      <style:text-properties fo:font-size="12pt" style:font-size-asian="12pt" style:font-size-complex="12pt"/>
    </style:style>
    <style:style style:name="P12" style:family="paragraph" style:parent-style-name="NormalRTL">
      <style:text-properties fo:font-size="12pt" fo:font-weight="bold" style:font-size-asian="12pt" style:font-weight-asian="bold" style:font-size-complex="12pt" style:font-weight-complex="bold"/>
    </style:style>
    <style:style style:name="P13" style:family="paragraph" style:parent-style-name="NormalRTL">
      <style:text-properties fo:font-weight="bold" style:font-weight-asian="bold" style:font-weight-complex="bold"/>
    </style:style>
    <style:style style:name="P14" style:family="paragraph" style:parent-style-name="NormalRTL">
      <style:text-properties fo:font-weight="bold" style:font-weight-asian="bold" style:font-name-complex="Scheherazade New1" style:font-weight-complex="bold"/>
    </style:style>
    <style:style style:name="P15" style:family="paragraph" style:parent-style-name="NormalRTL">
      <style:text-properties fo:font-size="14pt" fo:font-weight="bold" style:font-size-asian="14pt" style:font-weight-asian="bold" style:font-size-complex="14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22f2d9" style:font-size-asian="16pt" style:font-weight-asian="bold" style:font-size-complex="16pt"/>
    </style:style>
    <style:style style:name="T7" style:family="text">
      <style:text-properties officeooo:rsid="0022f2d9"/>
    </style:style>
    <style:style style:name="T8" style:family="text">
      <style:text-properties style:font-name="Scheherazade" fo:font-size="16pt" fo:font-weight="bold" style:font-size-asian="16pt" style:font-weight-asian="bold" style:font-size-complex="16pt" style:font-weight-complex="bold"/>
    </style:style>
    <style:style style:name="T9" style:family="text">
      <style:text-properties style:font-name="Scheherazade" fo:font-size="16pt" fo:font-weight="bold" officeooo:rsid="0022f2d9" style:font-size-asian="16pt" style:font-weight-asian="bold" style:font-size-complex="16pt" style:font-weight-complex="bold"/>
    </style:style>
    <style:style style:name="T10" style:family="text">
      <style:text-properties officeooo:rsid="0024f0b5"/>
    </style:style>
    <style:style style:name="T11" style:family="text">
      <style:text-properties fo:font-weight="bold" style:font-weight-asian="bold" style:font-weight-complex="bold"/>
    </style:style>
    <style:style style:name="T12" style:family="text">
      <style:text-properties fo:font-weight="bold" style:font-weight-asian="bold" style:font-name-complex="Harmattan" style:font-weight-complex="bold"/>
    </style:style>
    <style:style style:name="T13" style:family="text">
      <style:text-properties style:font-name="Harmattan" fo:font-size="16pt" fo:font-weight="bold" officeooo:rsid="0031b614" style:font-size-asian="16pt" style:font-weight-asian="bold" style:font-name-complex="Scheherazade1" style:font-size-complex="16pt"/>
    </style:style>
    <style:style style:name="T14"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5"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complex="Harmatt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cheherazade <text:span text:style-name="T10">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0">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0">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0">Bold: ı Œ œ Š š Ÿ Ž ž</text:p>
      <text:h text:style-name="Heading_20_2" text:outline-level="2">Latin Extended-B:</text:h>
      <text:p text:style-name="Normal">Regular: ƒ</text:p>
      <text:p text:style-name="P10">Bold: ƒ </text:p>
      <text:h text:style-name="Heading_20_2" text:outline-level="2">Spacing Modifier Letters:</text:h>
      <text:p text:style-name="Normal">Regular: ˆ ˇ ˉ ː ˘ ˙ ˚ ˛ ˜ ˝</text:p>
      <text:p text:style-name="Normal"><text:span text:style-name="Default_20_Paragraph_20_Font"><text:span text:style-name="T11">Bold: ˆ ˇ ˉ ː ˘ ˙ ˚ ˛ ˜ ˝</text:span></text:span></text:p>
      <text:h text:style-name="P6" text:outline-level="2"><text:span text:style-name="T14">Combining Diacritical Marks</text:span>:</text:h>
      <text:p text:style-name="Normal">CGJ (U+034F)</text:p>
      <text:h text:style-name="P6" text:outline-level="2"><text:span text:style-name="T14">Greek and Cop</text:span><text:span text:style-name="T15">t</text:span><text:span text:style-name="T14">ic</text:span>:</text:h>
      <text:p text:style-name="Normal">Regular: π <text:line-break/><text:span text:style-name="Default_20_Paragraph_20_Font"><text:span text:style-name="T11">Bold: π</text:span></text:span></text:p>
      <text:h text:style-name="P6" text:outline-level="2"><text:soft-page-break/>General Punctuation:</text:h>
      <text:p text:style-name="Normal">Regular: ‐ ‑ ‒ – — ― ‘ ’ ‚ “ ” „ † ‡ • … ‰ ‹ › ⁄</text:p>
      <text:p text:style-name="P10">Bold: ‐ ‑ ‒ – — ― ‘ ’ ‚ “ ” „ † ‡ • … ‰ ‹ › ⁄</text:p>
      <text:h text:style-name="Heading_20_2" text:outline-level="2">Currency Symbols:</text:h>
      <text:p text:style-name="Normal">Regular: €</text:p>
      <text:p text:style-name="P10">Bold: €</text:p>
      <text:h text:style-name="P7" text:outline-level="2">Letterlike Symbols, Geometric Shapes, Mathematical Operators, Control Pictures:</text:h>
      <text:p text:style-name="Normal">Regular: ™ Ω ◌ ∂ ∆ ∏ ∑ √ ∞ ∫ ≈ ≠ ≤ ≥ ␣</text:p>
      <text:p text:style-name="P10">Bold: ™ Ω ◌ ∂ ∆ ∏ ∑ √ ∞ ∫ ≈ ≠ ≤ ≥ ␣</text:p>
      <text:h text:style-name="Heading_20_2" text:outline-level="2">Arabic:</text:h>
      <text:h text:style-name="Heading_20_3" text:outline-level="3">Regular:</text:h>
      <text:p text:style-name="NormalRTL"><text:span text:style-name="T16">؀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6">ڲ ڳ ڴ ڵ ڶ ڷ ڸ ڹ ں ڻ ڼ ڽ ھ ڿ ۀ ہ ۂ ۃ ۄ ۅ ۆ ۇ ۈ ۉ ۊ ۋ ی ۍ ێ ۏ ې ۑ ے ۓ ۔ ە ◌ۖ ◌ۗ ◌ۘ ◌ۙ ◌ۚ ◌ۛ ◌ۜ ۝ ۞ ◌۟ ◌۠ ◌ۡ ◌ۢ ◌ۣ ◌ۤ ۥ ۦ ◌ۧ ◌ۨ ۩ ◌۪ ◌۫ ◌۬ ◌ۭ ۮ ۯ ۰ ۱ ۲ ۳ ۴ ۵ ۶ ۷ ۸ ۹ ۺ ۻ ۼ ۽ ۾ ۿ</text:span></text:p>
      <text:h text:style-name="P9" text:outline-level="3">Bold:</text:h>
      <text:p text:style-name="P12">؀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13">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13">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NormalRTL">﴾ ﴿ ﷲ ﷻ ﷼ <text:span text:style-name="T12">﷽</text:span></text:p>
      <text:h text:style-name="Heading_20_3" text:outline-level="3">Bold:</text:h>
      <text:p text:style-name="P14">﴾ ﴿ ﷲ ﷻ ﷼ ﷽</text:p>
      <text:h text:style-name="P8" text:outline-level="2">Private Use Area (PUA) Honorifics:</text:h>
      <text:p text:style-name="NormalRTL"></text:p>
      <text:h text:style-name="Heading_20_2" text:outline-level="2"><text:soft-page-break/>Arabic Shaping (some basic shapes):</text:h>
      <text:h text:style-name="Heading_20_3" text:outline-level="3">Regular:</text:h>
      <text:p text:style-name="P11">ع ععع ا ‍ا <text:s/>ب ببب ي ييي <text:s/>ن ننن ص صصص س سسس ے ‍ے د ‍د ف ففف ک ککک</text:p>
      <text:p text:style-name="P11">ج ججج ه ههه <text:s/>ل للل م ممم ق ققق ر ‍ر ط ططط و ‍و</text:p>
      <text:p text:style-name="NormalRTL"><text:span text:style-name="T16">۝1</text:span><text:span text:style-name="Default_20_Paragraph_20_Font"><text:span text:style-name="T16"> </text:span></text:span><text:span text:style-name="T16">۝12</text:span><text:span text:style-name="Default_20_Paragraph_20_Font"><text:span text:style-name="T16"> </text:span></text:span><text:span text:style-name="T16">۝123 ۝۱۝۲۝۳۴۵</text:span></text:p>
      <text:h text:style-name="Heading_20_3" text:outline-level="3">Bold:</text:h>
      <text:p text:style-name="P12">ع ععع ا ‍ا <text:s/>ب ببب ي ييي <text:s/>ن ننن ص صصص س سسس ے ‍ے د ‍د ف ففف ک ککک</text:p>
      <text:p text:style-name="P12">ج ججج ه ههه <text:s/>ل للل م ممم ق ققق ر ‍ر ط ططط و ‍و</text:p>
      <text:p text:style-name="NormalRTL"><text:span text:style-name="T17">۝1</text:span><text:span text:style-name="Default_20_Paragraph_20_Font"><text:span text:style-name="T17"> </text:span></text:span><text:span text:style-name="T17">۝12</text:span><text:span text:style-name="Default_20_Paragraph_20_Font"><text:span text:style-name="T17"> </text:span></text:span><text:span text:style-name="T17">۝123 ۝۱۝۲۝۳۴۵</text:span></text:p>
      <text:h text:style-name="Heading_20_1" text:outline-level="1">Arabic MSA UDHR #26:</text:h>
      <text:p text:style-name="P15"><text:s/>المادة 26</text:p>
      <text:p text:style-name="NormalRTL">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NormalRTL"/>
      <text:p text:style-name="NormalRTL">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NormalRTL"/>
      <text:p text:style-name="NormalRTL">للآباء الحق الأول في اختيار نوع تربية أولادهم.</text:p>
      <text:p text:style-name="NormalRT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2.</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20-07-28T11:34:55.088000153">July 28, 2020</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09-04-16T11:32:00Z</meta:creation-date>
    <dc:date>2020-07-28T11:33:05.718000000</dc:date>
    <meta:print-date>2020-07-28T11:26:19.027000000</meta:print-date>
    <meta:editing-cycles>175</meta:editing-cycles>
    <meta:editing-duration>PT17H25M45S</meta:editing-duration>
    <meta:document-statistic meta:table-count="0" meta:image-count="0" meta:object-count="0" meta:page-count="4" meta:paragraph-count="66" meta:word-count="1565" meta:character-count="4167" meta:non-whitespace-character-count="2551"/>
    <meta:user-defined meta:name="Info 1"/>
    <meta:user-defined meta:name="Info 2"/>
    <meta:user-defined meta:name="Info 3"/>
    <meta:user-defined meta:name="Info 4"/>
    <meta:template xlink:type="simple" xlink:actuate="onRequest" xlink:title="" xlink:href="Normal.dotm"/>
  </office:meta>
</office:document-meta>
</file>